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the old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〜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nce again, thank you.</text:p>
          </table:table-cell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, “you're welcome”.</text:p>
          </table:table-cell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means we have to part ways with the
Jelly-chan, doesn't it...</text:p>
          </table:table-cell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 can see them another time.</text:p>
          </table:table-cell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t's not like we can't ever come back
here.</text:p>
          </table:table-cell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now, we ought to prioritize formulating
a strategy against the Carats.</text:p>
          </table:table-cell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e're goin' now.</text:p>
          </table:table-cell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 office:value-type="string">
            <text:p>Bye-bye-ho—!!</text:p>
          </table:table-cell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ho—!!</text:p>
          </table:table-cell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!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 office:value-type="string">
            <text:p>Want me to teleport you to in front of St.
Yuria'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